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15cm"/>
    </style:style>
    <style:style style:name="gr2" style:family="graphic" style:parent-style-name="standard">
      <style:graphic-properties draw:stroke="none" svg:stroke-color="#000000" draw:fill="none" draw:fill-color="#ffffff" fo:min-height="0.428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5.5cm"/>
    </style:style>
    <style:style style:name="gr4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objectwithoutfill">
      <style:graphic-properties draw:marker-end="Symmetric_20_Arrow" draw:fill="none" draw:textarea-vertical-align="middle"/>
    </style:style>
    <style:style style:name="gr7" style:family="graphic" style:parent-style-name="objectwithoutfill">
      <style:graphic-properties svg:stroke-width="0.1cm" draw:marker-start-width="0.5cm" draw:marker-end="Symmetric_20_Arrow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1.25cm" fo:min-width="3.1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3cm" svg:height="0.878cm" svg:x="12cm" svg:y="2.622cm">
          <draw:text-box>
            <text:p>Right <text:s/>rotor</text:p>
          </draw:text-box>
        </draw:frame>
        <draw:frame draw:style-name="gr2" draw:text-style-name="P1" draw:layer="layout" svg:width="3cm" svg:height="0.878cm" svg:x="4.8cm" svg:y="2.622cm">
          <draw:text-box>
            <text:p>Left <text:s/>rotor</text:p>
          </draw:text-box>
        </draw:frame>
        <draw:custom-shape draw:style-name="gr3" draw:text-style-name="P2" draw:layer="layout" svg:width="6cm" svg:height="0.1cm" svg:x="10.6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" draw:text-style-name="P3" draw:layer="layout" svg:width="5.491cm" svg:height="2.263cm" draw:transform="rotate (-0.549778714378214) translate (8.7cm 3.7cm)" svg:viewBox="0 0 5492 2264" svg:d="M0 0c3636 0 5492 2264 5492 2264">
          <text:p/>
        </draw:path>
        <draw:path draw:style-name="gr4" draw:text-style-name="P3" draw:layer="layout" svg:width="3.434cm" svg:height="1.55cm" draw:transform="skewX (0.240506370924818) rotate (0.677536815624199) translate (14.3240495278068cm 7.05305772778657cm)" svg:viewBox="0 0 3435 1551" svg:d="M3435 0c-2274 0-3435 1551-3435 1551">
          <text:p/>
        </draw:path>
        <draw:custom-shape draw:style-name="gr3" draw:text-style-name="P2" draw:layer="layout" svg:width="6cm" svg:height="0.1cm" svg:x="3cm" svg:y="5.2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5.492cm" svg:height="2.262cm" draw:transform="rotate (0.549953247303413) translate (6.217265073881cm 6.57070792682216cm)" svg:viewBox="0 0 5493 2263" svg:d="M5493 0c-3636 0-5493 2263-5493 2263">
          <text:p/>
        </draw:path>
        <draw:path draw:style-name="gr4" draw:text-style-name="P3" draw:layer="layout" svg:width="3.575cm" svg:height="1.606cm" draw:transform="skewX (-0.222005880853679) rotate (-0.667239373037433) translate (2.50000010632648cm 4.799999777182cm)" svg:viewBox="0 0 3576 1607" svg:d="M0 0c2368-1 3576 1607 3576 1607">
          <text:p/>
        </draw:path>
        <draw:frame draw:style-name="gr5" draw:text-style-name="P2" draw:layer="layout" svg:width="0.602cm" svg:height="0.53cm" svg:x="13.803cm" svg:y="3.6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2" draw:layer="layout" svg:width="0.548cm" svg:height="0.53cm" svg:x="12.5cm" svg:y="4.5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6" draw:text-style-name="P3" draw:layer="layout" svg:x1="11cm" svg:y1="5.1cm" svg:x2="11cm" svg:y2="5.6cm">
          <text:p/>
        </draw:line>
        <draw:line draw:style-name="gr6" draw:text-style-name="P3" draw:layer="layout" svg:x1="11.3cm" svg:y1="5.1cm" svg:x2="11.3cm" svg:y2="5.6cm">
          <text:p/>
        </draw:line>
        <draw:line draw:style-name="gr6" draw:text-style-name="P3" draw:layer="layout" svg:x1="11.6cm" svg:y1="5.1cm" svg:x2="11.6cm" svg:y2="5.6cm">
          <text:p/>
        </draw:line>
        <draw:line draw:style-name="gr6" draw:text-style-name="P3" draw:layer="layout" svg:x1="11.9cm" svg:y1="5.1cm" svg:x2="11.9cm" svg:y2="5.6cm">
          <text:p/>
        </draw:line>
        <draw:line draw:style-name="gr6" draw:text-style-name="P3" draw:layer="layout" svg:x1="12.2cm" svg:y1="5.1cm" svg:x2="12.2cm" svg:y2="5.6cm">
          <text:p/>
        </draw:line>
        <draw:line draw:style-name="gr6" draw:text-style-name="P3" draw:layer="layout" svg:x1="12.5cm" svg:y1="5.1cm" svg:x2="12.5cm" svg:y2="5.6cm">
          <text:p/>
        </draw:line>
        <draw:line draw:style-name="gr6" draw:text-style-name="P3" draw:layer="layout" svg:x1="12.8cm" svg:y1="5.1cm" svg:x2="12.8cm" svg:y2="5.6cm">
          <text:p/>
        </draw:line>
        <draw:line draw:style-name="gr6" draw:text-style-name="P3" draw:layer="layout" svg:x1="13.1cm" svg:y1="5.1cm" svg:x2="13.1cm" svg:y2="5.6cm">
          <text:p/>
        </draw:line>
        <draw:line draw:style-name="gr6" draw:text-style-name="P3" draw:layer="layout" svg:x1="13.4cm" svg:y1="5.1cm" svg:x2="13.4cm" svg:y2="5.6cm">
          <text:p/>
        </draw:line>
        <draw:line draw:style-name="gr6" draw:text-style-name="P3" draw:layer="layout" svg:x1="13.7cm" svg:y1="5.1cm" svg:x2="13.7cm" svg:y2="5.6cm">
          <text:p/>
        </draw:line>
        <draw:line draw:style-name="gr6" draw:text-style-name="P3" draw:layer="layout" svg:x1="14cm" svg:y1="5.1cm" svg:x2="14cm" svg:y2="5.6cm">
          <text:p/>
        </draw:line>
        <draw:line draw:style-name="gr6" draw:text-style-name="P3" draw:layer="layout" svg:x1="14.3cm" svg:y1="5.1cm" svg:x2="14.3cm" svg:y2="5.6cm">
          <text:p/>
        </draw:line>
        <draw:line draw:style-name="gr6" draw:text-style-name="P3" draw:layer="layout" svg:x1="14.6cm" svg:y1="5.1cm" svg:x2="14.6cm" svg:y2="5.6cm">
          <text:p/>
        </draw:line>
        <draw:line draw:style-name="gr6" draw:text-style-name="P3" draw:layer="layout" svg:x1="14.9cm" svg:y1="5.1cm" svg:x2="14.9cm" svg:y2="5.6cm">
          <text:p/>
        </draw:line>
        <draw:line draw:style-name="gr6" draw:text-style-name="P3" draw:layer="layout" svg:x1="15.2cm" svg:y1="5.1cm" svg:x2="15.2cm" svg:y2="5.6cm">
          <text:p/>
        </draw:line>
        <draw:line draw:style-name="gr6" draw:text-style-name="P3" draw:layer="layout" svg:x1="15.5cm" svg:y1="5.1cm" svg:x2="15.5cm" svg:y2="5.6cm">
          <text:p/>
        </draw:line>
        <draw:line draw:style-name="gr6" draw:text-style-name="P3" draw:layer="layout" svg:x1="15.8cm" svg:y1="5.1cm" svg:x2="15.8cm" svg:y2="5.6cm">
          <text:p/>
        </draw:line>
        <draw:line draw:style-name="gr6" draw:text-style-name="P3" draw:layer="layout" svg:x1="16.1cm" svg:y1="5.1cm" svg:x2="16.1cm" svg:y2="5.6cm">
          <text:p/>
        </draw:line>
        <draw:line draw:style-name="gr6" draw:text-style-name="P3" draw:layer="layout" svg:x1="3.4cm" svg:y1="5.1cm" svg:x2="3.4cm" svg:y2="5.6cm">
          <text:p/>
        </draw:line>
        <draw:line draw:style-name="gr6" draw:text-style-name="P3" draw:layer="layout" svg:x1="3.7cm" svg:y1="5.1cm" svg:x2="3.7cm" svg:y2="5.6cm">
          <text:p/>
        </draw:line>
        <draw:line draw:style-name="gr6" draw:text-style-name="P3" draw:layer="layout" svg:x1="4cm" svg:y1="5.1cm" svg:x2="4cm" svg:y2="5.6cm">
          <text:p/>
        </draw:line>
        <draw:line draw:style-name="gr6" draw:text-style-name="P3" draw:layer="layout" svg:x1="4.3cm" svg:y1="5.1cm" svg:x2="4.3cm" svg:y2="5.6cm">
          <text:p/>
        </draw:line>
        <draw:line draw:style-name="gr6" draw:text-style-name="P3" draw:layer="layout" svg:x1="4.6cm" svg:y1="5.1cm" svg:x2="4.6cm" svg:y2="5.6cm">
          <text:p/>
        </draw:line>
        <draw:line draw:style-name="gr6" draw:text-style-name="P3" draw:layer="layout" svg:x1="4.9cm" svg:y1="5.1cm" svg:x2="4.9cm" svg:y2="5.6cm">
          <text:p/>
        </draw:line>
        <draw:line draw:style-name="gr6" draw:text-style-name="P3" draw:layer="layout" svg:x1="5.2cm" svg:y1="5.1cm" svg:x2="5.2cm" svg:y2="5.6cm">
          <text:p/>
        </draw:line>
        <draw:line draw:style-name="gr6" draw:text-style-name="P3" draw:layer="layout" svg:x1="5.5cm" svg:y1="5.1cm" svg:x2="5.5cm" svg:y2="5.6cm">
          <text:p/>
        </draw:line>
        <draw:line draw:style-name="gr6" draw:text-style-name="P3" draw:layer="layout" svg:x1="5.8cm" svg:y1="5.1cm" svg:x2="5.8cm" svg:y2="5.6cm">
          <text:p/>
        </draw:line>
        <draw:line draw:style-name="gr6" draw:text-style-name="P3" draw:layer="layout" svg:x1="6.1cm" svg:y1="5.1cm" svg:x2="6.1cm" svg:y2="5.6cm">
          <text:p/>
        </draw:line>
        <draw:line draw:style-name="gr6" draw:text-style-name="P3" draw:layer="layout" svg:x1="6.4cm" svg:y1="5.1cm" svg:x2="6.4cm" svg:y2="5.6cm">
          <text:p/>
        </draw:line>
        <draw:line draw:style-name="gr6" draw:text-style-name="P3" draw:layer="layout" svg:x1="6.7cm" svg:y1="5.1cm" svg:x2="6.7cm" svg:y2="5.6cm">
          <text:p/>
        </draw:line>
        <draw:line draw:style-name="gr6" draw:text-style-name="P3" draw:layer="layout" svg:x1="7cm" svg:y1="5.1cm" svg:x2="7cm" svg:y2="5.6cm">
          <text:p/>
        </draw:line>
        <draw:line draw:style-name="gr6" draw:text-style-name="P3" draw:layer="layout" svg:x1="7.3cm" svg:y1="5.1cm" svg:x2="7.3cm" svg:y2="5.6cm">
          <text:p/>
        </draw:line>
        <draw:line draw:style-name="gr6" draw:text-style-name="P3" draw:layer="layout" svg:x1="7.6cm" svg:y1="5.1cm" svg:x2="7.6cm" svg:y2="5.6cm">
          <text:p/>
        </draw:line>
        <draw:line draw:style-name="gr6" draw:text-style-name="P3" draw:layer="layout" svg:x1="7.9cm" svg:y1="5.1cm" svg:x2="7.9cm" svg:y2="5.6cm">
          <text:p/>
        </draw:line>
        <draw:line draw:style-name="gr6" draw:text-style-name="P3" draw:layer="layout" svg:x1="8.2cm" svg:y1="5.1cm" svg:x2="8.2cm" svg:y2="5.6cm">
          <text:p/>
        </draw:line>
        <draw:line draw:style-name="gr6" draw:text-style-name="P3" draw:layer="layout" svg:x1="8.5cm" svg:y1="5.1cm" svg:x2="8.5cm" svg:y2="5.6cm">
          <text:p/>
        </draw:line>
        <draw:frame draw:style-name="gr5" draw:text-style-name="P2" draw:layer="layout" svg:width="0.51cm" svg:height="0.53cm" svg:x="4.901cm" svg:y="4.5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7" draw:text-style-name="P3" draw:layer="layout" svg:x1="13.6cm" svg:y1="5.2cm" svg:x2="13.6cm" svg:y2="3.7cm">
          <text:p/>
        </draw:line>
        <draw:line draw:style-name="gr7" draw:text-style-name="P3" draw:layer="layout" svg:x1="6cm" svg:y1="5.225cm" svg:x2="6cm" svg:y2="3.725cm">
          <text:p/>
        </draw:line>
        <draw:frame draw:style-name="gr5" draw:text-style-name="P2" draw:layer="layout" svg:width="0.564cm" svg:height="0.53cm" svg:x="6.204cm" svg:y="3.6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8" draw:text-style-name="P4" draw:layer="layout" svg:width="3.6cm" svg:height="1.5cm" svg:x="8.4cm" svg:y="3.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0-02T12:58:18.493610219</dc:date>
    <meta:editing-duration>PT4H51M9S</meta:editing-duration>
    <meta:editing-cycles>21</meta:editing-cycles>
    <meta:generator>LibreOffice/5.1.6.2$Linux_X86_64 LibreOffice_project/10m0$Build-2</meta:generator>
    <meta:document-statistic meta:object-count="51"/>
  </office:meta>
</office:document-meta>
</file>

<file path=Object 1/content.xml><?xml version="1.0" encoding="utf-8"?>
<math xmlns="http://www.w3.org/1998/Math/MathML" display="block">
  <semantics>
    <msub>
      <mi>T</mi>
      <mi>r</mi>
    </msub>
    <annotation encoding="StarMath 5.0">T_{r}</annotation>
  </semantics>
</math>
</file>

<file path=Object 2/content.xml><?xml version="1.0" encoding="utf-8"?>
<math xmlns="http://www.w3.org/1998/Math/MathML" display="block">
  <semantics>
    <msub>
      <mi>T</mi>
      <mi>l</mi>
    </msub>
    <annotation encoding="StarMath 5.0">T_{l}</annotation>
  </semantics>
</math>
</file>

<file path=Object 3/content.xml><?xml version="1.0" encoding="utf-8"?>
<math xmlns="http://www.w3.org/1998/Math/MathML" display="block">
  <semantics>
    <msub>
      <mi>v</mi>
      <mi>r</mi>
    </msub>
    <annotation encoding="StarMath 5.0">v_{r}</annotation>
  </semantics>
</math>
</file>

<file path=Object 4/content.xml><?xml version="1.0" encoding="utf-8"?>
<math xmlns="http://www.w3.org/1998/Math/MathML" display="block">
  <semantics>
    <msub>
      <mi>v</mi>
      <mi>l</mi>
    </msub>
    <annotation encoding="StarMath 5.0">v_{ l } </annotation>
  </semantics>
</math>
</file>